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courier" svg:font-family="courier, monospace"/>
    <style:font-face style:name="sans-serif" svg:font-family="sans-serif"/>
  </office:font-face-decls>
  <office:automatic-styles>
    <style:style style:name="P1" style:family="paragraph" style:parent-style-name="Heading_20_1">
      <style:paragraph-properties fo:margin-left="0cm" fo:margin-right="0cm" fo:orphans="2" fo:widows="2" fo:text-indent="0cm" style:auto-text-indent="false" fo:padding-left="0cm" fo:padding-right="0cm" fo:padding-top="0cm" fo:padding-bottom="0.049cm" fo:border-left="none" fo:border-right="none" fo:border-top="none" fo:border-bottom="0.06pt solid #cccccc"/>
    </style:style>
    <style:style style:name="P2" style:family="paragraph" style:parent-style-name="Horizontal_20_Line">
      <style:paragraph-properties fo:text-align="justify" style:justify-single-word="false" fo:orphans="2" fo:widows="2"/>
    </style:style>
    <style:style style:name="P3" style:family="paragraph" style:parent-style-name="Preformatted_20_Text" style:list-style-name="L1">
      <loext:graphic-properties draw:fill="solid" draw:fill-color="#f0f0f0" draw:opacity="100%"/>
      <style:paragraph-properties fo:text-align="justify" style:justify-single-word="false" fo:orphans="2" fo:widows="2" fo:background-color="#f0f0f0"/>
      <style:text-properties fo:font-variant="normal" fo:text-transform="none" fo:color="#333333" loext:opacity="100%" style:font-name="courier" fo:font-size="9pt" fo:letter-spacing="normal" fo:language="pt" fo:country="BR" fo:font-style="normal" fo:font-weight="normal"/>
    </style:style>
    <style:style style:name="P4" style:family="paragraph" style:parent-style-name="Preformatted_20_Text" style:list-style-name="L1">
      <loext:graphic-properties draw:fill="solid" draw:fill-color="#f0f0f0" draw:opacity="100%"/>
      <style:paragraph-properties fo:margin-top="0cm" fo:margin-bottom="0.499cm" style:contextual-spacing="false" fo:text-align="justify" style:justify-single-word="false" fo:orphans="2" fo:widows="2" fo:background-color="#f0f0f0"/>
      <style:text-properties fo:font-variant="normal" fo:text-transform="none" fo:color="#333333" loext:opacity="100%" style:font-name="courier" fo:font-size="9pt" fo:letter-spacing="normal" fo:language="pt" fo:country="BR" fo:font-style="normal" fo:font-weight="normal"/>
    </style:style>
    <style:style style:name="P5" style:family="paragraph" style:parent-style-name="Preformatted_20_Text" style:list-style-name="L1">
      <loext:graphic-properties draw:fill="solid" draw:fill-color="#f0f0f0" draw:opacity="100%"/>
      <style:paragraph-properties fo:text-align="justify" style:justify-single-word="false" fo:orphans="2" fo:widows="2" fo:background-color="#f0f0f0"/>
    </style:style>
    <style:style style:name="P6" style:family="paragraph" style:parent-style-name="Standard">
      <style:text-properties fo:font-size="8pt" style:font-size-asian="7pt" style:font-size-complex="8pt"/>
    </style:style>
    <style:style style:name="P7" style:family="paragraph" style:parent-style-name="Text_20_body" style:list-style-name="L1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fo:color="#333333" loext:opacity="100%" style:font-name="sans-serif" fo:font-size="9pt" fo:letter-spacing="normal" fo:language="pt" fo:country="BR" fo:font-style="normal" fo:font-weight="normal"/>
    </style:style>
    <style:style style:name="P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P9" style:family="paragraph" style:parent-style-name="Text_20_body" style:list-style-name="L1">
      <style:paragraph-properties fo:text-align="justify" style:justify-single-word="false" fo:orphans="2" fo:widows="2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sans-serif" fo:font-size="18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333333" loext:opacity="100%" style:font-name="sans-serif" fo:font-size="9pt" fo:letter-spacing="normal" fo:language="pt" fo:country="BR" fo:font-style="normal" fo:font-weight="normal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bullet text:level="2" text:style-name="Bullet_20_Symbols" loext:num-list-format="%2%." style:num-suffix="." text:bullet-char="•">
        <style:list-level-properties text:space-before="1.886cm" text:min-label-width="0.635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pagelocation"/><text:a xlink:type="simple" xlink:href="https://wiki.python.org.br/ExerciciosComStrings?action=fullsearch&amp;context=180&amp;value=linkto%3A%22ExerciciosComStrings%22" text:style-name="Internet_20_link" text:visited-style-name="Visited_20_Internet_20_Link"><text:span text:style-name="T1">ExerciciosComStrings</text:span></text:a></text:h>
      <text:section text:style-name="Sect1" text:name="content">
        <text:p text:style-name="P8"><text:bookmark text:name="top"/><text:bookmark text:name="line-1"/><text:span text:style-name="T2">Voltar para a </text:span><text:a xlink:type="simple" xlink:href="https://wiki.python.org.br/ListaDeExercicios" text:style-name="Internet_20_link" text:visited-style-name="Visited_20_Internet_20_Link">ListaDeExercicios</text:a><text:bookmark text:name="line-2"/></text:p>
        <text:p text:style-name="P2"/>
        <text:list xml:id="list2616610771" text:style-name="L1">
          <text:list-item>
            <text:p text:style-name="P9"><text:bookmark text:name="line-3"/><text:bookmark text:name="line-4"/><text:span text:style-name="Strong_20_Emphasis"><text:span text:style-name="T2">Tamanho de strings.</text:span></text:span><text:span text:style-name="T2"> Faça um programa que leia 2 strings e informe o conteúdo delas seguido do seu comprimento. Informe também se as duas strings possuem o mesmo comprimento e são iguais ou diferentes no conteúdo.</text:span><text:bookmark text:name="line-5"/><text:bookmark text:name="line-6"/></text:p>
            <text:list>
              <text:list-item>
                <text:p text:style-name="P3"><text:bookmark text:name="line-7"/><text:bookmark text:name="line-8"/><text:bookmark text:name="line-9"/><text:bookmark text:name="line-10"/><text:bookmark text:name="line-12"/><text:bookmark text:name="line-13"/><text:bookmark text:name="line-14"/><text:bookmark text:name="line-11"/>Compara duas strings</text:p>
                <text:p text:style-name="P3"><text:bookmark text:name="line-21"/>String 1: Brasil Hexa 2006</text:p>
                <text:p text:style-name="P3"><text:bookmark text:name="line-31"/>String 2: Brasil! Hexa 2006!</text:p>
                <text:p text:style-name="P3"><text:bookmark text:name="line-41"/>Tamanho de "Brasil Hexa 2006": 16 caracteres</text:p>
                <text:p text:style-name="P3"><text:bookmark text:name="line-51"/>Tamanho de "Brasil! Hexa 2006!": 18 caracteres</text:p>
                <text:p text:style-name="P3"><text:bookmark text:name="line-61"/>As duas strings são de tamanhos diferentes.</text:p>
                <text:p text:style-name="P4"><text:bookmark text:name="line-71"/>As duas strings possuem conteúdo diferente.</text:p>
              </text:list-item>
            </text:list>
          </text:list-item>
          <text:list-item>
            <text:p text:style-name="P9"><text:bookmark text:name="line-15"/><text:bookmark text:name="line-16"/><text:span text:style-name="Strong_20_Emphasis"><text:span text:style-name="T2">Nome ao contrário em maiúsculas.</text:span></text:span><text:span text:style-name="T2"> Faça um programa que permita ao usuário digitar o seu nome e em seguida mostre o nome do usuário de trás para frente utilizando somente letras maiúsculas. Dica: lembre−se que ao informar o nome o usuário pode digitar letras maiúsculas ou minúsculas.</text:span><text:bookmark text:name="line-17"/><text:bookmark text:name="line-18"/></text:p>
          </text:list-item>
          <text:list-item>
            <text:p text:style-name="P9"><text:span text:style-name="Strong_20_Emphasis"><text:span text:style-name="T2">Nome na vertical.</text:span></text:span><text:span text:style-name="T2"> Faça um programa que solicite o nome do usuário e imprima-o na vertical.</text:span><text:bookmark text:name="line-19"/></text:p>
            <text:list>
              <text:list-item>
                <text:p text:style-name="P3"><text:bookmark text:name="line-20"/><text:bookmark text:name="line-211"/><text:bookmark text:name="line-22"/><text:bookmark text:name="line-23"/><text:bookmark text:name="line-24"/><text:bookmark text:name="line-25"/><text:bookmark text:name="line-26"/><text:bookmark text:name="line-1-1"/>F</text:p>
                <text:p text:style-name="P3"><text:bookmark text:name="line-2-1"/>U</text:p>
                <text:p text:style-name="P3"><text:bookmark text:name="line-3-1"/>L</text:p>
                <text:p text:style-name="P3"><text:bookmark text:name="line-4-1"/>A</text:p>
                <text:p text:style-name="P3"><text:bookmark text:name="line-5-1"/>N</text:p>
                <text:p text:style-name="P4"><text:bookmark text:name="line-6-1"/>O</text:p>
              </text:list-item>
            </text:list>
          </text:list-item>
          <text:list-item>
            <text:p text:style-name="P9"><text:bookmark text:name="line-27"/><text:bookmark text:name="line-28"/><text:span text:style-name="Strong_20_Emphasis"><text:span text:style-name="T2">Nome na vertical em escada.</text:span></text:span><text:span text:style-name="T2"> Modifique o programa anterior de forma a mostrar o nome em formato de escada.</text:span><text:bookmark text:name="line-29"/></text:p>
            <text:list>
              <text:list-item>
                <text:p text:style-name="P3"><text:bookmark text:name="line-30"/><text:bookmark text:name="line-311"/><text:bookmark text:name="line-32"/><text:bookmark text:name="line-33"/><text:bookmark text:name="line-34"/><text:bookmark text:name="line-35"/><text:bookmark text:name="line-36"/><text:bookmark text:name="line-1-2"/>F</text:p>
                <text:p text:style-name="P3"><text:bookmark text:name="line-2-2"/>FU</text:p>
                <text:p text:style-name="P3"><text:bookmark text:name="line-3-2"/>FUL</text:p>
                <text:p text:style-name="P3"><text:bookmark text:name="line-4-2"/>FULA</text:p>
                <text:p text:style-name="P3"><text:bookmark text:name="line-5-2"/>FULAN</text:p>
                <text:p text:style-name="P4"><text:bookmark text:name="line-6-2"/>FULANO</text:p>
              </text:list-item>
            </text:list>
          </text:list-item>
          <text:list-item>
            <text:p text:style-name="P9"><text:bookmark text:name="line-37"/><text:bookmark text:name="line-38"/><text:span text:style-name="Strong_20_Emphasis"><text:span text:style-name="T2">Nome na vertical em escada invertida.</text:span></text:span><text:span text:style-name="T2"> Altere o programa anterior de modo que a escada seja invertida.</text:span><text:bookmark text:name="line-39"/></text:p>
            <text:list>
              <text:list-item>
                <text:p text:style-name="P3"><text:bookmark text:name="line-40"/><text:bookmark text:name="line-411"/><text:bookmark text:name="line-42"/><text:bookmark text:name="line-43"/><text:bookmark text:name="line-44"/><text:bookmark text:name="line-45"/><text:bookmark text:name="line-46"/><text:bookmark text:name="line-1-3"/>FULANO</text:p>
                <text:p text:style-name="P3"><text:bookmark text:name="line-2-3"/>FULAN</text:p>
                <text:p text:style-name="P3"><text:bookmark text:name="line-3-3"/>FULA</text:p>
                <text:p text:style-name="P3"><text:bookmark text:name="line-4-3"/>FUL</text:p>
                <text:p text:style-name="P3"><text:bookmark text:name="line-5-3"/>FU</text:p>
                <text:p text:style-name="P4"><text:bookmark text:name="line-6-3"/>F</text:p>
              </text:list-item>
            </text:list>
          </text:list-item>
          <text:list-item>
            <text:p text:style-name="P9"><text:bookmark text:name="line-47"/><text:bookmark text:name="line-48"/><text:span text:style-name="Strong_20_Emphasis"><text:span text:style-name="T2">Data por extenso.</text:span></text:span><text:span text:style-name="T2"> Faça um programa que solicite a data de nascimento (dd/mm/aaaa) do usuário e imprima a data com o nome do mês por extenso.</text:span><text:bookmark text:name="line-49"/><text:bookmark text:name="line-50"/></text:p>
            <text:list>
              <text:list-item>
                <text:p text:style-name="P3"><text:bookmark text:name="line-511"/><text:bookmark text:name="line-52"/><text:bookmark text:name="line-53"/><text:bookmark text:name="line-1-4"/>Data de Nascimento: 29/10/1973</text:p>
                <text:p text:style-name="P4"><text:bookmark text:name="line-2-4"/>Você nasceu em <text:s/>29 de Outubro de 1973.</text:p>
              </text:list-item>
            </text:list>
          </text:list-item>
          <text:list-item>
            <text:p text:style-name="P9"><text:bookmark text:name="line-54"/><text:bookmark text:name="line-55"/><text:span text:style-name="Strong_20_Emphasis"><text:span text:style-name="T2">Conta espaços e vogais.</text:span></text:span><text:span text:style-name="T2"> Dado uma string com uma frase informada pelo usuário (incluindo espaços em branco), conte:</text:span><text:bookmark text:name="line-56"/></text:p>
            <text:list>
              <text:list-item>
                <text:p text:style-name="P7">quantos espaços em branco existem na frase.<text:bookmark text:name="line-57"/></text:p>
              </text:list-item>
              <text:list-item>
                <text:p text:style-name="P7">quantas vezes aparecem as vogais a, e, i, o, u.<text:bookmark text:name="line-58"/><text:bookmark text:name="line-59"/></text:p>
              </text:list-item>
            </text:list>
          </text:list-item>
          <text:list-item>
            <text:p text:style-name="P9"><text:span text:style-name="Strong_20_Emphasis"><text:span text:style-name="T2">Palíndromo.</text:span></text:span><text:span text:style-name="T2"> Um palíndromo é uma seqüência de caracteres cuja leitura é idêntica se feita da direita para esquerda ou vice−versa. Por exemplo: </text:span><text:span text:style-name="Strong_20_Emphasis"><text:span text:style-name="T2">OSSO</text:span></text:span><text:span text:style-name="T2"> e </text:span><text:span text:style-name="Strong_20_Emphasis"><text:span text:style-name="T2">OVO</text:span></text:span><text:span text:style-name="T2"> são palíndromos. Em textos mais complexos os espaços e pontuação são </text:span><text:soft-page-break/><text:span text:style-name="T2">ignorados. A frase </text:span><text:span text:style-name="Strong_20_Emphasis"><text:span text:style-name="T2">SUBI NO ONIBUS</text:span></text:span><text:span text:style-name="T2"> é o exemplo de uma frase palíndroma onde os espaços foram ignorados. Faça um programa que leia uma seqüência de caracteres, mostre−a e diga se é um palíndromo ou não.</text:span><text:bookmark text:name="line-60"/><text:bookmark text:name="line-611"/></text:p>
          </text:list-item>
          <text:list-item>
            <text:p text:style-name="P9"><text:span text:style-name="Strong_20_Emphasis"><text:span text:style-name="T2">Verificação de CPF.</text:span></text:span><text:span text:style-name="T2"> Desenvolva um programa que solicite a digitação de um número de CPF no formato </text:span><text:span text:style-name="Strong_20_Emphasis"><text:span text:style-name="T2">xxx.xxx.xxx-xx</text:span></text:span><text:span text:style-name="T2"> e indique se é um número válido ou inválido através da validação dos dígitos verificadores edos caracteres de formatação.</text:span><text:bookmark text:name="line-62"/><text:bookmark text:name="line-63"/></text:p>
          </text:list-item>
          <text:list-item>
            <text:p text:style-name="P9"><text:span text:style-name="Strong_20_Emphasis"><text:span text:style-name="T2">Número por extenso.</text:span></text:span><text:span text:style-name="T2"> Escreva um programa que solicite ao usuário a digitação de um número até 99 e imprima-o na tela por extenso.</text:span><text:bookmark text:name="line-64"/><text:bookmark text:name="line-65"/></text:p>
          </text:list-item>
          <text:list-item>
            <text:p text:style-name="P9"><text:span text:style-name="Strong_20_Emphasis"><text:span text:style-name="T2">Jogo de Forca.</text:span></text:span><text:span text:style-name="T2"> Desenvolva um jogo da forca. O programa terá uma lista de palavras lidas de um arquivo texto e escolherá uma aleatoriamente. O jogador poderá errar 6 vezes antes de ser enforcado.</text:span><text:bookmark text:name="line-66"/></text:p>
            <text:list>
              <text:list-item>
                <text:p text:style-name="P3"><text:bookmark text:name="line-67"/><text:bookmark text:name="line-68"/><text:bookmark text:name="line-69"/><text:bookmark text:name="line-70"/><text:bookmark text:name="line-711"/><text:bookmark text:name="line-72"/><text:bookmark text:name="line-73"/><text:bookmark text:name="line-74"/><text:bookmark text:name="line-75"/><text:bookmark text:name="line-76"/><text:bookmark text:name="line-77"/><text:bookmark text:name="line-78"/><text:bookmark text:name="line-1-5"/>Digite uma letra: A</text:p>
                <text:p text:style-name="P3"><text:bookmark text:name="line-2-5"/>-&gt; Você errou pela 1ª vez. Tente de novo!</text:p>
                <text:p text:style-name="P5"><text:bookmark text:name="line-3-4"/></text:p>
                <text:p text:style-name="P3"><text:bookmark text:name="line-4-4"/>Digite uma letra: O</text:p>
                <text:p text:style-name="P3"><text:bookmark text:name="line-5-4"/>A palavra é: _ _ _ _ O</text:p>
                <text:p text:style-name="P5"><text:bookmark text:name="line-6-4"/></text:p>
                <text:p text:style-name="P3"><text:bookmark text:name="line-7-1"/>Digite uma letra: E</text:p>
                <text:p text:style-name="P3"><text:bookmark text:name="line-81"/>A palavra é: _ E _ _ O</text:p>
                <text:p text:style-name="P5"><text:bookmark text:name="line-91"/></text:p>
                <text:p text:style-name="P3"><text:bookmark text:name="line-101"/>Digite uma letra: S</text:p>
                <text:p text:style-name="P4"><text:bookmark text:name="line-111"/>-&gt; Você errou pela 2ª vez. Tente de novo!</text:p>
              </text:list-item>
            </text:list>
          </text:list-item>
          <text:list-item>
            <text:p text:style-name="P9"><text:bookmark text:name="line-79"/><text:bookmark text:name="line-80"/><text:span text:style-name="Strong_20_Emphasis"><text:span text:style-name="T2">Valida e corrige número de telefone</text:span></text:span><text:span text:style-name="T2">. Faça um programa que leia um número de telefone, e corrija o número no caso deste conter somente 7 dígitos, acrescentando o '3' na frente. O usuário pode informar o número com ou sem o traço separador.</text:span><text:bookmark text:name="line-811"/><text:bookmark text:name="line-82"/></text:p>
            <text:list>
              <text:list-item>
                <text:p text:style-name="P3"><text:bookmark text:name="line-83"/><text:bookmark text:name="line-84"/><text:bookmark text:name="line-85"/><text:bookmark text:name="line-86"/><text:bookmark text:name="line-87"/><text:bookmark text:name="line-88"/><text:bookmark text:name="line-1-6"/>Valida e corrige número de telefone</text:p>
                <text:p text:style-name="P3"><text:bookmark text:name="line-2-6"/>Telefone: 461-0133</text:p>
                <text:p text:style-name="P3"><text:bookmark text:name="line-3-5"/>Telefone possui 7 dígitos. Vou acrescentar o digito três na frente.</text:p>
                <text:p text:style-name="P3"><text:bookmark text:name="line-4-5"/>Telefone corrigido sem formatação: 34610133</text:p>
                <text:p text:style-name="P4"><text:bookmark text:name="line-5-5"/>Telefone corrigido com formatação: 3461-0133</text:p>
              </text:list-item>
            </text:list>
          </text:list-item>
          <text:list-item>
            <text:p text:style-name="P9"><text:bookmark text:name="line-89"/><text:bookmark text:name="line-90"/><text:span text:style-name="Strong_20_Emphasis"><text:span text:style-name="T2">Jogo da palavra embaralhada.</text:span></text:span><text:span text:style-name="T2"> Desenvolva um jogo em que o usuário tenha que adivinhar uma palavra que será mostrada com as letras embaralhadas. O programa terá uma lista de palavras lidas de um arquivo texto e escolherá uma aleatoriamente. O jogador terá seis tentativas para adivinhar a palavra. Ao final a palavra deve ser mostrada na tela, informando se o usuário ganhou ou perdeu o jogo.</text:span><text:bookmark text:name="line-911"/><text:bookmark text:name="line-92"/></text:p>
          </text:list-item>
          <text:list-item>
            <text:p text:style-name="P9"><text:span text:style-name="Strong_20_Emphasis"><text:span text:style-name="T2">Leet spek generator.</text:span></text:span><text:span text:style-name="T2"> Leet é uma forma de se escrever o alfabeto latino usando outros símbolos em lugar das letras, como números por exemplo. A própria palavra leet admite muitas variações, como l33t ou 1337. O uso do leet reflete uma subcultura relacionada ao mundo dos jogos de computador e internet, sendo muito usada para confundir os iniciantes e afirmar-se como parte de um grupo. Pesquise sobre as principais formas de traduzir as letras. Depois, faça um programa que peça uma texto e transforme-o para a grafia leet speak.</text:span></text:p>
          </text:list-item>
        </text:list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courier" svg:font-family="courier, 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529cm" fo:margin-right="0.575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17:34:46.674989103</meta:creation-date>
    <dc:date>2024-05-30T17:35:16.314331457</dc:date>
    <meta:editing-duration>PT30S</meta:editing-duration>
    <meta:editing-cycles>1</meta:editing-cycles>
    <meta:document-statistic meta:table-count="0" meta:image-count="0" meta:object-count="0" meta:page-count="2" meta:paragraph-count="61" meta:word-count="773" meta:character-count="4174" meta:non-whitespace-character-count="3517"/>
    <meta:generator>LibreOffice/7.3.7.2$Linux_X86_64 LibreOffice_project/30$Build-2</meta:generator>
  </office:meta>
</office:document-meta>
</file>